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esting Two Means</text:title></text:p>
      <text:p text:style-name="OrgTitle"/>
      <text:p text:style-name="OrgSubtitle"><text:initial-creator>Ethan Coe-Renne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ebfba0d">1. Did red and blue states significantly differ in average income?</text:a></text:p>
          <text:p text:style-name="Contents_20_1"><text:a xlink:type="simple" xlink:href="#orgfa746a1">2. Did red and blue states significantly differ in average whiteness?</text:a></text:p>
          <text:p text:style-name="Contents_20_1"><text:a xlink:type="simple" xlink:href="#org85a98b0">3. Was there a rise in reported hate crimes after the election?</text:a></text:p>
          <text:p text:style-name="Contents_20_1"><text:a xlink:type="simple" xlink:href="#orgac08c05">4. Pearl and Eben toss a fair coin, 1 point for heads, 0 for tails.</text:a></text:p>
          <text:p text:style-name="Contents_20_1"><text:a xlink:type="simple" xlink:href="#orga9caa83">5. Formulas for the SE of X<text:span text:style-name="OrgSubscript">1</text:span> bar - X<text:span text:style-name="OrgSubscript">2</text:span> bar</text:a></text:p>
          <text:p text:style-name="Contents_20_1"><text:a xlink:type="simple" xlink:href="#org455f764">6. Ex calculate Pooled standard deviation, Equal variance standard error, and unequal variance standard error</text:a></text:p>
        </text:index-body>
      </text:table-of-content>
      <text:p text:style-name="Text_20_body">two means t-tests
</text:p>
      <text:p text:style-name="Text_20_body">equal vs unequal variance t-tests,
use equal if sample SDs for groups are close (<text:span text:style-name="OrgCode">$\frac{s_1}{s_2}&gt;\frac{1}{2}$</text:span>)
</text:p>
      <text:h text:style-name="Heading_20_1" text:outline-level="1" text:is-list-header="false">
<text:bookmark-start text:name="OrgXref.orgebfba0d"/>
<text:bookmark text:name="orgebfba0d"/>Did red and blue states significantly differ in average income?
<text:bookmark-end text:name="OrgXref.orgebfba0d"/></text:h>
      <text:p text:style-name="Text_20_body">grouping variable: outcome
</text:p>
      <text:p text:style-name="Text_20_body">numeric variable: average income
</text:p>
      <text:p text:style-name="Text_20_body">H<text:span text:style-name="OrgSubscript">0</text:span>: μ<text:span text:style-name="OrgSubscript">R</text:span> = μ<text:span text:style-name="OrgSubscript">B</text:span>, where μ<text:span text:style-name="OrgSubscript">R</text:span>, μ<text:span text:style-name="OrgSubscript">b</text:span> are the mean median income for red, blue states
</text:p>
      <text:p text:style-name="Text_20_body">H<text:span text:style-name="OrgSubscript">a</text:span>: μ<text:span text:style-name="OrgSubscript">R</text:span> ≠ μ<text:span text:style-name="OrgSubscript">B</text:span>
</text:p>
      <text:p text:style-name="OrgSrcBlock">election=read.csv<text:span text:style-name="OrgSrcRainbowDelimitersDepth1Face">(</text:span><text:span text:style-name="OrgSrcFontLockStringFace">"~/school/statistics/election2016.csv"</text:span><text:span text:style-name="OrgSrcRainbowDelimitersDepth1Face">)</text:span></text:p>
      <text:p text:style-name="OrgSrcBlock"/>
      <text:p text:style-name="OrgSrcBlock">tapply<text:span text:style-name="OrgSrcRainbowDelimitersDepth1Face">(</text:span>election$median.income,election$outcome,sd<text:span text:style-name="OrgSrcRainbowDelimitersDepth1Face">)</text:span></text:p>
      <text:p text:style-name="OrgSrcBlock"/>
      <text:p text:style-name="OrgSrcBlock"><text:span text:style-name="OrgSrcFontLockCommentDelimiterFace">#</text:span><text:span text:style-name="OrgSrcFontLockCommentFace">t.test(numeric~grouping,<text:s/>data,<text:s/>set<text:s/>false<text:s/>for<text:s/>unequal<text:s/>variance)</text:span></text:p>
      <text:p text:style-name="OrgSrcBlockLastLine">t.test<text:span text:style-name="OrgSrcRainbowDelimitersDepth1Face">(</text:span>median.income~outcome,<text:s/>data=election,var.equal=<text:span text:style-name="OrgSrcEssConstantFace">TRUE</text:span><text:span text:style-name="OrgSrcRainbowDelimitersDepth1Face">)</text:span></text:p>
      <text:p text:style-name="OrgFixedWidthBlock"> <text:s text:c="3"/>Blue <text:s text:c="5"/>Red </text:p>
      <text:p text:style-name="OrgFixedWidthBlock">7884.784 7277.913 </text:p>
      <text:p text:style-name="OrgFixedWidthBlock"/>
      <text:p text:style-name="OrgFixedWidthBlock"><text:tab/>Two Sample t-test</text:p>
      <text:p text:style-name="OrgFixedWidthBlock"/>
      <text:p text:style-name="OrgFixedWidthBlock">data: <text:s text:c="1"/>median.income by outcome</text:p>
      <text:p text:style-name="OrgFixedWidthBlock">t = 4.881, df = 48, p-value = 1.207e-05</text:p>
      <text:p text:style-name="OrgFixedWidthBlock">alternative hypothesis: true difference in means is not equal to 0</text:p>
      <text:p text:style-name="OrgFixedWidthBlock">95 percent confidence interval:</text:p>
      <text:p text:style-name="OrgFixedWidthBlock"> <text:s text:c="1"/>6234.442 14968.592</text:p>
      <text:p text:style-name="OrgFixedWidthBlock">sample estimates:</text:p>
      <text:p text:style-name="OrgFixedWidthBlock">mean in group Blue <text:s text:c="1"/>mean in group Red </text:p>
      <text:p text:style-name="OrgFixedWidthBlockLastLine"> <text:s text:c="9"/>61323.45 <text:s text:c="10"/>50721.93 </text:p>
      <text:p text:style-name="OrgFixedWidthBlockLastLine"/>
      <text:p text:style-name="Text_20_body">Reject H<text:span text:style-name="OrgSubscript">0</text:span>, there is a significantly difference in median income between red and blue states
</text:p>
      <text:h text:style-name="Heading_20_1" text:outline-level="1" text:is-list-header="false">
<text:bookmark-start text:name="OrgXref.orgfa746a1"/>
<text:bookmark text:name="orgfa746a1"/>Did red and blue states significantly differ in average whiteness?
<text:bookmark-end text:name="OrgXref.orgfa746a1"/></text:h>
      <text:p text:style-name="OrgSrcBlock">election=read.csv<text:span text:style-name="OrgSrcRainbowDelimitersDepth1Face">(</text:span><text:span text:style-name="OrgSrcFontLockStringFace">"~/school/statistics/election2016.csv"</text:span><text:span text:style-name="OrgSrcRainbowDelimitersDepth1Face">)</text:span></text:p>
      <text:p text:style-name="OrgSrcBlock"/>
      <text:p text:style-name="OrgSrcBlock">tapply<text:span text:style-name="OrgSrcRainbowDelimitersDepth1Face">(</text:span>election$non.white,election$outcome,sd<text:span text:style-name="OrgSrcRainbowDelimitersDepth1Face">)</text:span></text:p>
      <text:p text:style-name="OrgSrcBlock"/>
      <text:p text:style-name="OrgSrcBlockLastLine">t.test<text:span text:style-name="OrgSrcRainbowDelimitersDepth1Face">(</text:span>non.white~outcome,<text:s/>data=election,var.equal=<text:span text:style-name="OrgSrcEssConstantFace">TRUE</text:span><text:span text:style-name="OrgSrcRainbowDelimitersDepth1Face">)</text:span></text:p>
      <text:p text:style-name="OrgFixedWidthBlock"> <text:s text:c="4"/>Blue <text:s text:c="6"/>Red </text:p>
      <text:p text:style-name="OrgFixedWidthBlock">0.1896888 0.1306570 </text:p>
      <text:p text:style-name="OrgFixedWidthBlock"/>
      <text:p text:style-name="OrgFixedWidthBlock"><text:tab/>Two Sample t-test</text:p>
      <text:p text:style-name="OrgFixedWidthBlock"/>
      <text:p text:style-name="OrgFixedWidthBlock">data: <text:s text:c="1"/>non.white by outcome</text:p>
      <text:p text:style-name="OrgFixedWidthBlock">t = 1.809, df = 48, p-value = 0.07672</text:p>
      <text:p text:style-name="OrgFixedWidthBlock">alternative hypothesis: true difference in means is not equal to 0</text:p>
      <text:p text:style-name="OrgFixedWidthBlock">95 percent confidence interval:</text:p>
      <text:p text:style-name="OrgFixedWidthBlock"> -0.009121876 <text:s text:c="1"/>0.172788543</text:p>
      <text:p text:style-name="OrgFixedWidthBlock">sample estimates:</text:p>
      <text:p text:style-name="OrgFixedWidthBlock">mean in group Blue <text:s text:c="1"/>mean in group Red </text:p>
      <text:p text:style-name="OrgFixedWidthBlockLastLine"> <text:s text:c="8"/>0.3585000 <text:s text:c="9"/>0.2766667 </text:p>
      <text:p text:style-name="OrgFixedWidthBlockLastLine"/>
      <text:h text:style-name="Heading_20_1" text:outline-level="1" text:is-list-header="false">
<text:bookmark-start text:name="OrgXref.org85a98b0"/>
<text:bookmark text:name="org85a98b0"/>Was there a rise in reported hate crimes after the election?
<text:bookmark-end text:name="OrgXref.org85a98b0"/></text:h>
      <text:p text:style-name="Text_20_body">H<text:span text:style-name="OrgSubscript">0</text:span>: μ<text:span text:style-name="OrgSubscript">pre</text:span> = μ<text:span text:style-name="OrgSubscript">post</text:span>, μ<text:span text:style-name="OrgSubscript">pre</text:span>, μ<text:span text:style-name="OrgSubscript">post</text:span> are mean annual rates of hate crimes pre, post election
</text:p>
      <text:p text:style-name="Text_20_body">H<text:span text:style-name="OrgSubscript">a</text:span>: μ<text:span text:style-name="OrgSubscript">pre</text:span> &lt; μ{post}
</text:p>
      <text:p text:style-name="OrgSrcBlock">election=read.csv<text:span text:style-name="OrgSrcRainbowDelimitersDepth1Face">(</text:span><text:span text:style-name="OrgSrcFontLockStringFace">"~/school/statistics/election2016.csv"</text:span><text:span text:style-name="OrgSrcRainbowDelimitersDepth1Face">)</text:span></text:p>
      <text:p text:style-name="OrgSrcBlock"/>
      <text:p text:style-name="OrgSrcBlock">tapply<text:span text:style-name="OrgSrcRainbowDelimitersDepth1Face">(</text:span>election$non.white,election$outcome,sd<text:span text:style-name="OrgSrcRainbowDelimitersDepth1Face">)</text:span></text:p>
      <text:p text:style-name="OrgSrcBlock"/>
      <text:p text:style-name="OrgSrcBlockLastLine">t.test<text:span text:style-name="OrgSrcRainbowDelimitersDepth1Face">(</text:span>36.5*election$post_hate.crimes,election$pre_hate.crimes,paired=<text:span text:style-name="OrgSrcEssConstantFace">TRUE</text:span><text:span text:style-name="OrgSrcRainbowDelimitersDepth1Face">)</text:span></text:p>
      <text:p text:style-name="OrgFixedWidthBlock"> <text:s text:c="4"/>Blue <text:s text:c="6"/>Red </text:p>
      <text:p text:style-name="OrgFixedWidthBlock">0.1896888 0.1306570 </text:p>
      <text:p text:style-name="OrgFixedWidthBlock"/>
      <text:p text:style-name="OrgFixedWidthBlock"><text:tab/>Paired t-test</text:p>
      <text:p text:style-name="OrgFixedWidthBlock"/>
      <text:p text:style-name="OrgFixedWidthBlock">data: <text:s text:c="1"/>36.5 * election$post_hate.crimes and election$pre_hate.crimes</text:p>
      <text:p text:style-name="OrgFixedWidthBlock">t = 8.9675, df = 45, p-value = 1.408e-11</text:p>
      <text:p text:style-name="OrgFixedWidthBlock">alternative hypothesis: true difference in means is not equal to 0</text:p>
      <text:p text:style-name="OrgFixedWidthBlock">95 percent confidence interval:</text:p>
      <text:p text:style-name="OrgFixedWidthBlock"> 6.186182 9.769907</text:p>
      <text:p text:style-name="OrgFixedWidthBlock">sample estimates:</text:p>
      <text:p text:style-name="OrgFixedWidthBlock">mean of the differences </text:p>
      <text:p text:style-name="OrgFixedWidthBlockLastLine"> <text:s text:c="14"/>7.978045 </text:p>
      <text:p text:style-name="OrgFixedWidthBlockLastLine"/>
      <text:p text:style-name="Text_20_body">p-value &lt; 0.05, there was a significant rise in hate crimes after the election
</text:p>
      <text:h text:style-name="Heading_20_1" text:outline-level="1" text:is-list-header="false">
<text:bookmark-start text:name="OrgXref.orgac08c05"/>
<text:bookmark text:name="orgac08c05"/>Pearl and Eben toss a fair coin, 1 point for heads, 0 for tails.
<text:bookmark-end text:name="OrgXref.orgac08c05"/></text:h>
      <text:p text:style-name="Text_20_body">Y = X<text:span text:style-name="OrgSubscript">P</text:span> - X<text:span text:style-name="OrgSubscript">E</text:span>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X<text:span text:style-name="OrgSubscript">P</text:span></text:p>
              </table:table-cell>
              <table:table-cell table:style-name="OrgTblCellTB">
                <text:p text:style-name="OrgTableHeadingRight">X<text:span text:style-name="OrgSubscript">E</text:span></text:p>
              </table:table-cell>
              <table:table-cell table:style-name="OrgTblCellTB">
                <text:p text:style-name="OrgTableHeadingRight">Y</text:p>
              </table:table-cell>
              <table:table-cell table:style-name="OrgTblCellTB">
                <text:p text:style-name="OrgTableHeadingLeft">Prob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0</text:p>
              </table:table-cell>
              <table:table-cell table:style-name="OrgTblCellT">
                <text:p text:style-name="OrgTableContentsLeft"><text:span text:style-name="OrgCode">$\frac{1}{4}$</text:span>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<text:span text:style-name="OrgCode">$\frac{1}{4}$</text:span></text:p>
              </table:table-cell>
            </table:table-row>
            <table:table-row>
              <table:table-cell table:style-name="OrgTblCell">
                <text:p text:style-name="OrgTableContentsRight">0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Right">-1</text:p>
              </table:table-cell>
              <table:table-cell table:style-name="OrgTblCell">
                <text:p text:style-name="OrgTableContentsLeft"><text:span text:style-name="OrgCode">$\frac{1}{4}$</text:span></text:p>
              </table:table-cell>
            </table:table-row>
            <table:table-row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Right">0</text:p>
              </table:table-cell>
              <table:table-cell table:style-name="OrgTblCellB">
                <text:p text:style-name="OrgTableContentsLeft"><text:span text:style-name="OrgCode">$\frac{1}{4}$</text:span></text:p>
              </table:table-cell>
            </table:table-row>
          </table:table-rows>
        </table:table>
      </text:section>
      <text:p text:style-name="Text_20_body">EV of Y = 0(1/2) + 1(1/4) + (-1)(1/4)
</text:p>
      <text:p text:style-name="Text_20_body">SD of Y = <text:span text:style-name="OrgCode">\sqrt{(0-0)^2 * 1/2 + (1-0)^2*1/4 + (-1-0)^2*1/4}</text:span>
</text:p>
      <text:p text:style-name="Text_20_body">SD(X<text:span text:style-name="OrgSubscript">1</text:span>-X<text:span text:style-name="OrgSubscript">2</text:span>) = <text:span text:style-name="OrgCode">\sqrt</text:span>(σ<text:span text:style-name="OrgSubscript">1</text:span><text:span text:style-name="OrgSuperscript">2</text:span>+σ<text:span text:style-name="OrgSubscript">2</text:span><text:span text:style-name="OrgSuperscript">2</text:span>)
</text:p>
      <text:h text:style-name="Heading_20_1" text:outline-level="1" text:is-list-header="false">
<text:bookmark-start text:name="OrgXref.orga9caa83"/>
<text:bookmark text:name="orga9caa83"/>Formulas for the SE of X<text:span text:style-name="OrgSubscript">1</text:span> bar - X<text:span text:style-name="OrgSubscript">2</text:span> bar
<text:bookmark-end text:name="OrgXref.orga9caa83"/></text:h>
      <text:p text:style-name="Text_20_body"><text:span text:style-name="OrgCode">\frac{\sigma_1}</text:span>{<text:span text:style-name="OrgCode">\sqrt{n_1}</text:span>} = SE of X<text:span text:style-name="OrgSubscript">1</text:span>
</text:p>
      <text:p text:style-name="Text_20_body">same thing for X<text:span text:style-name="OrgSubscript">2</text:span>
</text:p>
      <text:p text:style-name="Text_20_body">plug into 
SD(X<text:span text:style-name="OrgSubscript">1</text:span>-X<text:span text:style-name="OrgSubscript">2</text:span>) = <text:span text:style-name="OrgCode">\sqrt</text:span>(σ<text:span text:style-name="OrgSubscript">1</text:span><text:span text:style-name="OrgSuperscript">2</text:span>+σ<text:span text:style-name="OrgSubscript">2</text:span><text:span text:style-name="OrgSuperscript">2</text:span>)
as σ<text:span text:style-name="OrgSubscript">1</text:span> and σ<text:span text:style-name="OrgSubscript">2</text:span> to get SE of difference
</text:p>
      <text:p text:style-name="Text_20_body">SE = σ<text:span text:style-name="OrgCode">\sqrt</text:span>{<text:span text:style-name="OrgCode">\frac{1}{n_1}</text:span>+<text:span text:style-name="OrgCode">\frac{1}{n_2}</text:span>}
</text:p>
      <text:p text:style-name="Text_20_body">Pooled SD = <text:span text:style-name="OrgCode">\sqrt</text:span>{<text:span text:style-name="OrgCode">\frac{(n_1-1)s_1^2+(n_2-1)s_2^2}{df_1+df_2}</text:span>}
</text:p>
      <text:p text:style-name="Text_20_body">df = degrees of freedom
</text:p>
      <text:h text:style-name="Heading_20_1" text:outline-level="1" text:is-list-header="false">
<text:bookmark-start text:name="OrgXref.org455f764"/>
<text:bookmark text:name="org455f764"/>Ex calculate Pooled standard deviation, Equal variance standard error, and unequal variance standard error
<text:bookmark-end text:name="OrgXref.org455f764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outcome</text:p>
              </table:table-cell>
              <table:table-cell table:style-name="OrgTblCellTB">
                <text:p text:style-name="OrgTableHeadingRight">sample size</text:p>
              </table:table-cell>
              <table:table-cell table:style-name="OrgTblCellTB">
                <text:p text:style-name="OrgTableHeadingRight">mean</text:p>
              </table:table-cell>
              <table:table-cell table:style-name="OrgTblCellTB">
                <text:p text:style-name="OrgTableHeadingRight">sd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Blue</text:p>
              </table:table-cell>
              <table:table-cell table:style-name="OrgTblCellT">
                <text:p text:style-name="OrgTableContentsRight">20</text:p>
              </table:table-cell>
              <table:table-cell table:style-name="OrgTblCellT">
                <text:p text:style-name="OrgTableContentsRight">61323.45</text:p>
              </table:table-cell>
              <table:table-cell table:style-name="OrgTblCellT">
                <text:p text:style-name="OrgTableContentsRight">7884.784</text:p>
              </table:table-cell>
            </table:table-row>
            <table:table-row>
              <table:table-cell table:style-name="OrgTblCellB">
                <text:p text:style-name="OrgTableContentsLeft">Red</text:p>
              </table:table-cell>
              <table:table-cell table:style-name="OrgTblCellB">
                <text:p text:style-name="OrgTableContentsRight">30</text:p>
              </table:table-cell>
              <table:table-cell table:style-name="OrgTblCellB">
                <text:p text:style-name="OrgTableContentsRight">50721.93</text:p>
              </table:table-cell>
              <table:table-cell table:style-name="OrgTblCellB">
                <text:p text:style-name="OrgTableContentsRight">7277.913</text:p>
              </table:table-cell>
            </table:table-row>
          </table:table-rows>
        </table:table>
      </text:section>
      <text:p text:style-name="Text_20_body">S<text:span text:style-name="OrgSubscript">p</text:span> (pooled sd) = <text:span text:style-name="OrgCode">\sqrt</text:span>{<text:span text:style-name="OrgCode">\frac{19(7884)^2+29(7278)^2}{19+29}</text:span>} = 7523
</text:p>
      <text:p text:style-name="Text_20_body">S<text:span text:style-name="OrgSubscript">p</text:span> should be between the two sds
</text:p>
      <text:p text:style-name="Text_20_body">SE<text:span text:style-name="OrgSubscript">equal</text:span> = 7523<text:span text:style-name="OrgCode">\sqrt</text:span>{<text:span text:style-name="OrgCode">\frac{1}{20}</text:span>+<text:span text:style-name="OrgCode">\frac{1}{30}</text:span>} = 2171
</text:p>
      <text:p text:style-name="Text_20_body">SE<text:span text:style-name="OrgSubscript">equal</text:span> should be less than the sds and S<text:span text:style-name="OrgSubscript">p</text:span>
</text:p>
      <text:p text:style-name="Text_20_body">SE<text:span text:style-name="OrgSubscript">unequal</text:span> = <text:span text:style-name="OrgCode">\sqrt</text:span>{<text:span text:style-name="OrgCode">\frac{7884^2}{20}</text:span>+<text:span text:style-name="OrgCode">\frac{7277^2}{30}</text:span>} = 2207
</text:p>
      <text:p text:style-name="Text_20_body">SE<text:span text:style-name="OrgSubscript">unequal</text:span> should be close to SE<text:span text:style-name="OrgSubscript">equal</text:span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EssConstantFace" style:family="text">
      <style:text-properties fo:color="#8fbcbb"/>
    </style:style>
    <style:style style:name="OrgSrcFontLockCommentFace" style:family="text">
      <style:text-properties fo:color="#6f7787"/>
    </style:style>
    <style:style style:name="OrgSrcFontLockCommentDelimiterFace" style:family="text">
      <style:text-properties fo:color="#6f7787"/>
    </style:style>
    <style:style style:name="OrgSrcBlock" style:family="paragraph" style:parent-style-name="Preformatted_20_Text">
      <style:paragraph-properties fo:background-color="#2e3440" fo:padding="0.049cm" fo:border="0.51pt solid #000000" style:shadow="none">
        <style:background-image/>
      </style:paragraph-properties>
      <style:text-properties fo:color="#eceff4"/>
    </style:style>
    <style:style style:name="OrgSrcFontLockStringFace" style:family="text">
      <style:text-properties fo:color="#a3be8c"/>
    </style:style>
    <style:style style:name="OrgSrcRainbowDelimitersDepth1Face" style:family="text">
      <style:text-properties fo:color="#81a1c1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than Coe-Renner</dc:creator>
    <meta:initial-creator>Ethan Coe-Renner</meta:initial-creator>
    <dc:date>2021-04-01T10:59:32</dc:date>
    <meta:creation-date>2021-04-01T10:59:32</meta:creation-date>
    <meta:generator>Emacs 27.2 (Org mode 9.4.4)</meta:generator>
    <meta:keyword/>
    <dc:subject/>
    <dc:title>Testing Two Means</dc:title>
  </office:meta>
</office:document-meta>
</file>